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efd3" officeooo:paragraph-rsid="0008efd3"/>
    </style:style>
    <style:style style:name="P2" style:family="paragraph" style:parent-style-name="Standard">
      <style:paragraph-properties fo:text-align="start" style:justify-single-word="false"/>
      <style:text-properties officeooo:rsid="0008efd3" officeooo:paragraph-rsid="0008efd3"/>
    </style:style>
    <style:style style:name="P3" style:family="paragraph" style:parent-style-name="Standard">
      <style:paragraph-properties fo:text-align="start" style:justify-single-word="false"/>
      <style:text-properties officeooo:rsid="000992c2" officeooo:paragraph-rsid="000992c2"/>
    </style:style>
    <style:style style:name="P4" style:family="paragraph" style:parent-style-name="Standard">
      <style:paragraph-properties fo:text-align="start" style:justify-single-word="false"/>
      <style:text-properties officeooo:rsid="000b77ae" officeooo:paragraph-rsid="000b77ae"/>
    </style:style>
    <style:style style:name="P5" style:family="paragraph" style:parent-style-name="Standard">
      <style:paragraph-properties fo:text-align="start" style:justify-single-word="false"/>
      <style:text-properties officeooo:rsid="000d8449" officeooo:paragraph-rsid="000d8449"/>
    </style:style>
    <style:style style:name="T1" style:family="text">
      <style:text-properties officeooo:rsid="000da4c2"/>
    </style:style>
    <style:style style:name="T2" style:family="text">
      <style:text-properties officeooo:rsid="001107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войта Прелест</text:p>
      <text:p text:style-name="P2"/>
      <text:p text:style-name="P3">Твойта хубост, твоите пъстри гори, дъбовете ти, цветята ти с мирис на прелест и божествененост , стичащите ти реки, водопади и големите много-цветните планини.</text:p>
      <text:p text:style-name="P3"/>
      <text:p text:style-name="P4">Горите ти винаги така ярко зелени, блестящи все едно са били огряти от могъщата <text:span text:style-name="T2">Б</text:span>ожия светлина.</text:p>
      <text:p text:style-name="P4"/>
      <text:p text:style-name="P4">Твойта елегантност, ни причинява в сърцата ни само слабост, за тези които не могат да изпитат твойта младост. </text:p>
      <text:p text:style-name="P4"/>
      <text:p text:style-name="P5">Природата ти все така красива сякаш виртуозен художник е сътворил до най-малкият дета<text:span text:style-name="T1">й</text:span>л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8:17:25.308374549</meta:creation-date>
    <dc:date>2023-05-20T21:13:39.583964867</dc:date>
    <meta:editing-duration>PT13M3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5" meta:word-count="73" meta:character-count="466" meta:non-whitespace-character-count="397"/>
  </office:meta>
</office:document-meta>
</file>